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ans" fo:font-weight="bold" style:font-weight-asian="bold" style:font-weight-complex="bold"/>
    </style:style>
    <style:style style:name="P2" style:family="paragraph" style:parent-style-name="Standard">
      <style:text-properties style:font-name="Liberation Sans" fo:font-weight="normal" style:font-weight-asian="normal" style:font-weight-complex="normal"/>
    </style:style>
    <style:style style:name="P3" style:family="paragraph" style:parent-style-name="Standard">
      <style:text-properties style:font-name="Liberation Sans" style:text-underline-style="solid" style:text-underline-width="auto" style:text-underline-color="font-color" fo:font-weight="normal" style:font-weight-asian="normal" style:font-weight-complex="normal"/>
    </style:style>
    <style:style style:name="P4" style:family="paragraph" style:parent-style-name="Standard" style:list-style-name="L1">
      <style:text-properties style:font-name="Liberation Sans" style:text-underline-style="none" fo:font-weight="normal" style:font-weight-asian="normal" style:font-weight-complex="normal"/>
    </style:style>
    <style:style style:name="P5" style:family="paragraph" style:parent-style-name="Standard" style:list-style-name="L1"/>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list-style-name="L2">
      <style:text-properties style:text-underline-style="solid" style:text-underline-width="auto" style:text-underline-color="font-color" fo:font-weight="normal" style:font-weight-asian="normal" style:font-weight-complex="normal"/>
    </style:style>
    <style:style style:name="P8" style:family="paragraph" style:parent-style-name="Standard" style:list-style-name="L2"/>
    <style:style style:name="P9" style:family="paragraph" style:parent-style-name="Standard" style:list-style-name="L2">
      <style:text-properties style:text-underline-style="none"/>
    </style:style>
    <style:style style:name="T1" style:family="text">
      <style:text-properties style:font-name="Liberation Sans"/>
    </style:style>
    <style:style style:name="T2" style:family="text">
      <style:text-properties style:font-name="Liberation Sans" fo:font-weight="normal" style:font-weight-asian="normal" style:font-weight-complex="normal"/>
    </style:style>
    <style:style style:name="T3" style:family="text">
      <style:text-properties style:font-name="Liberation Sans" style:text-underline-style="none"/>
    </style:style>
    <style:style style:name="T4" style:family="text">
      <style:text-properties style:font-name="Liberation Sans" style:text-underline-style="none" fo:font-weight="normal" style:font-weight-asian="normal" style:font-weight-complex="normal"/>
    </style:style>
    <style:style style:name="T5" style:family="text">
      <style:text-properties style:font-name="Liberation Sans" fo:font-style="italic" style:text-underline-style="none"/>
    </style:style>
    <style:style style:name="T6" style:family="text">
      <style:text-properties style:font-name="Liberation Sans" fo:font-style="italic" style:text-underline-style="none" fo:font-weight="normal" style:font-weight-asian="normal" style:font-weight-complex="normal"/>
    </style:style>
    <style:style style:name="T7" style:family="text">
      <style:text-properties style:font-name="Liberation Sans" style:text-underline-style="solid" style:text-underline-width="auto" style:text-underline-color="font-color" fo:font-weight="normal" style:font-weight-asian="normal" style:font-weight-complex="normal"/>
    </style:style>
    <style:style style:name="T8" style:family="text">
      <style:text-properties fo:font-weight="normal"/>
    </style:style>
    <style:style style:name="T9" style:family="text">
      <style:text-properties style:font-weight-asian="normal"/>
    </style:style>
    <style:style style:name="T10" style:family="text">
      <style:text-properties style:font-weight-complex="normal"/>
    </style:style>
    <style:style style:name="T1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Methods</text:p>
      <text:p text:style-name="P1"/>
      <text:p text:style-name="P2"/>
      <text:p text:style-name="P3">Scroogle</text:p>
      <text:p text:style-name="P3"/>
      <text:list xml:id="list1748624233" text:style-name="L1">
        <text:list-item>
          <text:p text:style-name="P4">Daniel Brandt, <text:a xlink:type="simple" xlink:href="http://google-watch.org/">http://google-watch.org</text:a></text:p>
        </text:list-item>
        <text:list-item>
          <text:p text:style-name="P4">“PageRank Sucks” <text:a xlink:type="simple" xlink:href="http://www.google-watch.org/pagerank.html">http://www.google-watch.org/pagerank.html</text:a></text:p>
        </text:list-item>
        <text:list-item>
          <text:p text:style-name="P4">references Clay Shirky's <text:a xlink:type="simple" xlink:href="http://www.shirky.com/writings/powerlaw_weblog.html">http://www.shirky.com/writings/powerlaw_weblog.html</text:a></text:p>
          <text:list>
            <text:list-item>
              <text:p text:style-name="P5"><text:span text:style-name="T4">“</text:span>In systems where many people are free to choose between many options, a small subset of the whole will get a disproportionate amount of traffic (or attention, or income), even if no members of the system actively work towards such an outcome.<text:span text:style-name="T4">”</text:span></text:p>
            </text:list-item>
          </text:list>
        </text:list-item>
      </text:list>
      <text:p text:style-name="Standard"><text:span text:style-name="T4"/></text:p>
      <text:p text:style-name="P6"><text:span text:style-name="T1">Helmond-Blog engines / engines as spheres</text:span></text:p>
      <text:p text:style-name="P6"><text:span text:style-name="T3"/></text:p>
      <text:list xml:id="list568300822" text:style-name="L2">
        <text:list-item>
          <text:p text:style-name="P7"><text:span text:style-name="T3">concluded that there is not one but many blogospheres, each defined by their own engine</text:span></text:p>
        </text:list-item>
        <text:list-item>
          <text:p text:style-name="P7"><text:span text:style-name="T3">“centralizing power structures”</text:span></text:p>
        </text:list-item>
        <text:list-item>
          <text:p text:style-name="P7"><text:span text:style-name="T3">Van Couvering, Elizabeth. “New Media? The Political Economy of Internet Search Engines”</text:span></text:p>
        </text:list-item>
        <text:list-item>
          <text:p text:style-name="P8"><text:span text:style-name="T3">Hargittai, E., (2007). The social, political, economic, and cultural dimensions of search engines: An introduction. </text:span><text:span text:style-name="T5">Journal of Computer-Mediated Communication</text:span><text:span text:style-name="T3">, </text:span><text:span text:style-name="Emphasis"><text:span text:style-name="T3">12</text:span></text:span><text:span text:style-name="T3">(3), article 1. </text:span><text:a xlink:type="simple" xlink:href="http://jcmc.indiana.edu/vol12/issue3/hargittai.html">http://jcmc.indiana.edu/vol12/issue3/hargittai.html</text:a></text:p>
          <text:list>
            <text:list-item>
              <text:p text:style-name="P9"><text:span text:style-name="T2">“Recent trends suggest that the search engine market is shrinking, with fewer large players guiding users' online behavior than ever before. This suggests that decisions made by just a few players in this landscape can have considerable repercussions for what material is realistically within the reach of users.”</text:span></text:p>
            </text:list-item>
            <text:list-item>
              <text:p text:style-name="P8"><text:span text:style-name="T4">“</text:span><text:span text:style-name="T2">Data necessary to examine important questions concerning the social aspects of search engines are scarce despite search engines themselves generating voluminous data sets based on the logs of their users' actions.</text:span><text:span text:style-name="T4">”</text:span></text:p>
            </text:list-item>
            <text:list-item>
              <text:p text:style-name="P8"><text:span text:style-name="T4">“Studying search engine coverage is difficult, for example, because random sampling of websites is impossible given that there is no comprehensive listing of all existing sites.”</text:span></text:p>
            </text:list-item>
            <text:list-item>
              <text:p text:style-name="P8"><text:span text:style-name="T4">The proprietary nature of the search algorithm makes it impossible to determine what coverage the engine covers.</text:span></text:p>
            </text:list-item>
          </text:list>
        </text:list-item>
        <text:list-item>
          <text:p text:style-name="P8"><text:span text:style-name="T4">Van Couvering, E. (2007). Is relevance relevant? Market, science, and war: Discourses of search engine quality. </text:span><text:span text:style-name="T6">Journal of Computer-Mediated Communication</text:span><text:span text:style-name="T4">, </text:span><text:span text:style-name="Emphasis"><text:span text:style-name="T4">12</text:span></text:span><text:span text:style-name="T4">(3), article 6. </text:span><text:a xlink:type="simple" xlink:href="http://jcmc.indiana.edu/vol12/issue3/vancouvering.html"><text:span text:style-name="T7">http://jcmc.indiana.edu/vol12/issue3/vancouvering.html</text:span></text:a></text:p>
        </text:list-item>
        <text:list-item>
          <text:p text:style-name="P8"><text:span text:style-name="T4">Pan, B., Hembrooke, H., Joachims, T., Lorigo, L., Gay, G., and Granka, L. (2007). In Google we trust: Users' decisions on rank, position, and relevance. </text:span><text:span text:style-name="T6">Journal of Computer-Mediated Communication</text:span><text:span text:style-name="T4">, </text:span><text:span text:style-name="Emphasis"><text:span text:style-name="T4">12</text:span></text:span><text:span text:style-name="T4">(3), article 3. </text:span><text:a xlink:type="simple" xlink:href="http://jcmc.indiana.edu/vol12/issue3/pan.html"><text:span text:style-name="T7">http://jcmc.indiana.edu/vol12/issue3/pan.html</text:span></text:a></text:p>
          <text:list>
            <text:list-item>
              <text:p text:style-name="P8"><text:span text:style-name="T4">“This demonstrated trust in Google has implications for the search engine's tremendous potential influence on culture, society, and user traffic on the Web.”</text:span></text:p>
            </text:list-item>
          </text:list>
        </text:list-item>
        <text:list-item>
          <text:p text:style-name="P8"><text:a xlink:type="simple" xlink:href="http://arstechnica.com/tech-policy/news/2009/12/big-cable-pro-net-neutrality-arguments-turn-first-amendment-on-its-head.ars"><text:span text:style-name="T4">http://arstechnica.com/tech-policy/news/2009/12/big-cable-pro-net-neutrality-arguments-turn-first-amendment-on-its-head.ars</text:span></text:a></text:p>
        </text:list-item>
        <text:list-item>
          <text:p text:style-name="P8"><text:a xlink:type="simple" xlink:href="http://arstechnica.com/tech-policy/news/2009/10/want-50mbps-internet-in-your-town-threaten-to-roll-out-your-own.ars"><text:span text:style-name="T4">http://arstechnica.com/tech-policy/news/2009/10/want-50mbps-internet-in-your-town-threaten-to-roll-out-your-own.ars</text:span></text:a></text:p>
        </text:list-item>
        <text:list-item>
          <text:p text:style-name="P8"><text:soft-page-break/><text:span text:style-name="T4">Gerhart, Susan. “Do Web search engines suppress controversy?” </text:span><text:a xlink:type="simple" xlink:href="http://firstmonday.org/htbin/cgiwrap/bin/ojs/index.php/fm/article/view/1111/1031"><text:span text:style-name="T7">http://firstmonday.org/htbin/cgiwrap/bin/ojs/index.php/fm/article/view/1111/1031</text:span></text:a></text:p>
          <text:list>
            <text:list-item>
              <text:p text:style-name="P8"><text:span text:style-name="T4">precedent for examining search engine handling of controversial issues</text:span></text:p>
            </text:list-item>
            <text:list-item>
              <text:p text:style-name="P8"><text:span text:style-name="T4">“Search engine bias has been mathematically characterized as deviation from norm or ideal”</text:span></text:p>
              <text:list>
                <text:list-item>
                  <text:p text:style-name="P8"><text:span text:style-name="T4"/></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4T11:19:00</meta:creation-date>
    <meta:document-statistic meta:table-count="0" meta:image-count="0" meta:object-count="0" meta:page-count="2" meta:paragraph-count="23" meta:word-count="379" meta:character-count="2937"/>
    <dc:date>2010-01-04T20:20:42</dc:date>
    <meta:editing-duration>PT00H00M20S</meta:editing-duration>
    <meta:editing-cycles>1</meta:editing-cycles>
    <meta:generator>OpenOffice.org/3.1$Unix OpenOffice.org_project/310m19$Build-9420</meta:generator>
  </office:meta>
</office:document-meta>
</file>